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049" officeooo:paragraph-rsid="0008a049"/>
    </style:style>
    <style:style style:name="T1" style:family="text">
      <style:text-properties officeooo:rsid="000a5b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test file <text:span text:style-name="T1">2nd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22:17:19.071819038</meta:creation-date>
    <dc:date>2023-09-08T22:24:48.826326808</dc:date>
    <meta:editing-duration>PT7M29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" meta:word-count="4" meta:character-count="17" meta:non-whitespace-character-count="14"/>
  </office:meta>
</office:document-meta>
</file>